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EB Garamond 12" svg:font-family="'EB Garamond 12'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officeooo:rsid="000aee8b" officeooo:paragraph-rsid="000aee8b"/>
    </style:style>
    <style:style style:name="P3" style:family="paragraph" style:parent-style-name="Standard">
      <style:paragraph-properties fo:break-before="page"/>
      <style:text-properties officeooo:rsid="0008311d" officeooo:paragraph-rsid="0008311d"/>
    </style:style>
    <style:style style:name="P4" style:family="paragraph" style:parent-style-name="Standard">
      <style:text-properties officeooo:rsid="0008311d" officeooo:paragraph-rsid="0008311d"/>
    </style:style>
    <style:style style:name="P5" style:family="paragraph" style:parent-style-name="Standard">
      <style:text-properties officeooo:rsid="000a2a76" officeooo:paragraph-rsid="000a2a76"/>
    </style:style>
    <style:style style:name="P6" style:family="paragraph" style:parent-style-name="Standard">
      <style:text-properties officeooo:rsid="000aee8b" officeooo:paragraph-rsid="000aee8b"/>
    </style:style>
    <style:style style:name="P7" style:family="paragraph" style:parent-style-name="Standard">
      <style:text-properties officeooo:paragraph-rsid="0008311d"/>
    </style:style>
    <style:style style:name="P8" style:family="paragraph" style:parent-style-name="Standard">
      <style:text-properties officeooo:paragraph-rsid="000aee8b"/>
    </style:style>
    <style:style style:name="T1" style:family="text">
      <style:text-properties officeooo:rsid="0008311d"/>
    </style:style>
    <style:style style:name="T2" style:family="text">
      <style:text-properties officeooo:rsid="000a2a76"/>
    </style:style>
    <style:style style:name="T3" style:family="text">
      <style:text-properties officeooo:rsid="000aee8b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T6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Contact us</text:p>
      <text:p text:style-name="Standard"><text:tab/>********************************* <text:s/></text:p>
      <text:p text:style-name="Standard"><text:tab/>// TO DO : A secure contact form to prevent code injections.</text:p>
      <text:p text:style-name="Standard"><text:tab/>Good Job : <text:s/>ADLP{HTML_COMMENT_FL4G_G456688}</text:p>
      <text:p text:style-name="P3">sourcinggame</text:p>
      <text:p text:style-name="P4">1 : 85 <text:s/>(farenheit) : https://www.timeanddate.com/weather/usa/hollywood-city/historic?month=6&amp;year=2015</text:p>
      <text:p text:style-name="P4"/>
      <text:p text:style-name="P7"><text:span text:style-name="T1">2, </text:span><text:span text:style-name="T2">n’ai pas d’info : </text:span><text:a xlink:type="simple" xlink:href="https://fr.cybo.com/ZA-biz/fifth-wave-coffee" text:style-name="Internet_20_link" text:visited-style-name="Visited_20_Internet_20_Link">Fifth Wave Coffee - 169 Da Gama Rd, Ferreira Town, Jeffreys Bay, 6330, South Africa - Cybo</text:a> </text:p>
      <text:p text:style-name="P4"><text:a xlink:type="simple" xlink:href="https://www.info-clipper.com/fr/entreprise/afrique-du-sud/fifth-wave-coffee-ltd.zad9wc395.html?retry=1#company_products" text:style-name="Internet_20_link" text:visited-style-name="Visited_20_Internet_20_Link">https://www.info-clipper.com/fr/entreprise/afrique-du-sud/fifth-wave-coffee-ltd.zad9wc395.html?retry=1#company_products</text:a></text:p>
      <text:p text:style-name="P4"/>
      <text:p text:style-name="P4"/>
      <text:p text:style-name="P5">try hack me</text:p>
      <text:p text:style-name="P6">un element de la souce est codé en binaire (le 2<text:span text:style-name="T4">e</text:span>) et ca donne ça :</text:p>
      <text:p text:style-name="P2"><text:bookmark text:name="line1"/>01000001 00100000 01110000 </text:p>
      <text:p text:style-name="Preformatted_20_Text"><text:bookmark text:name="line428"/>01101001 01100011 01110100 </text:p>
      <text:p text:style-name="Preformatted_20_Text"><text:bookmark text:name="line429"/>01110101 01110010 01100101 </text:p>
      <text:p text:style-name="Preformatted_20_Text"><text:bookmark text:name="line430"/>00100000 01101001 01110011 </text:p>
      <text:p text:style-name="Preformatted_20_Text"><text:bookmark text:name="line431"/>00100000 01110111 01101111 </text:p>
      <text:p text:style-name="Preformatted_20_Text"><text:bookmark text:name="line432"/>01110010 01110100 01101000 </text:p>
      <text:p text:style-name="Preformatted_20_Text"><text:bookmark text:name="line433"/>00100000 00110001 00110000 </text:p>
      <text:p text:style-name="Preformatted_20_Text"><text:bookmark text:name="line434"/>00110000 00110000 00100000 </text:p>
      <text:p text:style-name="Preformatted_20_Text"><text:bookmark text:name="line435"/>01110111 01101111 01110010 </text:p>
      <text:p text:style-name="Preformatted_20_Text"><text:bookmark text:name="line436"/>01100100 01110011 00100000 </text:p>
      <text:p text:style-name="Preformatted_20_Text"><text:bookmark text:name="line437"/>01100010 01110101 01110100 </text:p>
      <text:p text:style-name="Preformatted_20_Text"><text:bookmark text:name="line438"/>00100000 01101101 01100101 </text:p>
      <text:p text:style-name="Preformatted_20_Text"><text:bookmark text:name="line439"/>01110100 01100001 01100100 </text:p>
      <text:p text:style-name="Preformatted_20_Text"><text:bookmark text:name="line440"/>01100001 01110100 01100001 </text:p>
      <text:p text:style-name="Preformatted_20_Text"><text:bookmark text:name="line441"/>00100000 01101001 01110011 </text:p>
      <text:p text:style-name="Preformatted_20_Text"><text:bookmark text:name="line442"/>00100000 01110111 01101111 </text:p>
      <text:p text:style-name="Preformatted_20_Text"><text:bookmark text:name="line443"/>01110010 01110100 01101000 </text:p>
      <text:p text:style-name="Preformatted_20_Text"><text:bookmark text:name="line444"/>00100000 01100110 01100001</text:p>
      <text:p text:style-name="Preformatted_20_Text"><text:bookmark text:name="line445"/>01110010 00100000 01101101</text:p>
      <text:p text:style-name="P1"><text:bookmark text:name="line446"/>01101111 01110010 01100101</text:p>
      <text:p text:style-name="P6">code en texte : ca donne ça : A picture is worth 1000 words but metadata is worth far more</text:p>
      <text:p text:style-name="P6"/>
      <text:p text:style-name="P6">trouver l’adresse mail: aller dans le repository pgp de sakura et decoder la clé pgp qui s’y trouve :</text:p>
      <text:p text:style-name="P6"><text:a xlink:type="simple" xlink:href="mailto:SakuraSnowAngel83@protonmail.com" text:style-name="Internet_20_link" text:visited-style-name="Visited_20_Internet_20_Link">SakuraSnowAngel83@protonmail.com</text:a></text:p>
      <text:p text:style-name="P6"><text:a xlink:type="simple" xlink:href="https://8gwifi.org/pgpdump.jsp" text:style-name="Internet_20_link" text:visited-style-name="Visited_20_Internet_20_Link">https://8gwifi.org/pgpdump.jsp</text:a></text:p>
      <text:p text:style-name="P6">son nom reel est juste rechercher son pseudo sur un moteur de recherche et trouver son linkedin</text:p>
      <text:p text:style-name="P6">Aiko Abe</text:p>
      <text:p text:style-name="P6"/>
      <text:p text:style-name="P8"><text:span text:style-name="T3">dans ses repository il y a projet eth avec un script qui est pour l’</text:span><text:span text:style-name="T6">Ethereum</text:span> </text:p>
      <text:p text:style-name="P6">dans l’historique github de ce script : cette addresse : 0xa102397dbeeBeFD8cD2F73A89122fCdB53abB6ef</text:p>
      <text:p text:style-name="P6">stratum://0xa102397dbeeBeFD8cD2F73A89122fCdB53abB6ef.Aiko:<text:a xlink:type="simple" xlink:href="mailto:pswd@eu1.ethermine.org" text:style-name="Internet_20_link" text:visited-style-name="Visited_20_Internet_20_Link">pswd@eu1.ethermine.org</text:a>:4444</text:p>
      <text:p text:style-name="P6"/>
      <text:p text:style-name="P6">les autres réponses en dessous sont ethermine et theter</text:p>
      <text:p text:style-name="P6"/>
      <text:p text:style-name="P6">le nom twitter de aiko est SakuraLoverAiko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EB Garamond 12" svg:font-family="'EB Garamond 12'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EB Garamond 12" fo:font-size="12pt" fo:language="fr" fo:country="BE" style:letter-kerning="true" style:font-name-asian="Tahoma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EB Garamond 12" fo:font-size="12pt" fo:language="fr" fo:country="BE" style:letter-kerning="true" style:font-name-asian="Tahoma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EB Garamond 12" fo:font-family="'EB Garamond 12'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EB Garamond 12" fo:font-family="'EB Garamond 12'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EB Garamond 12" fo:font-family="'EB Garamond 12'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EB Garamond 12" fo:font-family="'EB Garamond 12'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6T14:38:18.384000000</meta:creation-date>
    <dc:date>2022-08-16T17:49:23.617000000</dc:date>
    <meta:editing-duration>PT10M32S</meta:editing-duration>
    <meta:editing-cycles>1</meta:editing-cycles>
    <meta:document-statistic meta:table-count="0" meta:image-count="0" meta:object-count="0" meta:page-count="2" meta:paragraph-count="41" meta:word-count="231" meta:character-count="1827" meta:non-whitespace-character-count="1610"/>
    <meta:generator>LibreOffice/7.3.5.2$Windows_X86_64 LibreOffice_project/184fe81b8c8c30d8b5082578aee2fed2ea847c01</meta:generator>
  </office:meta>
</office:document-meta>
</file>